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7858517600834145" text:style-name="L1">
        <text:list-item>
          <text:p text:style-name="P1">Menu: Soundtrack, sounds for enter and switching button</text:p>
        </text:list-item>
        <text:list-item>
          <text:p text:style-name="P1">Game:</text:p>
          <text:list>
            <text:list-item>
              <text:p text:style-name="P1">Soundtrack (looping)</text:p>
            </text:list-item>
            <text:list-item>
              <text:p text:style-name="P1">Soundeffects: pooping, poop hitting a target, people screaming, city ambient, cars, picking up power-up, picking up debuff, sound when power-up is over, die sound</text:p>
            </text:list-item>
          </text:list>
        </text:list-item>
      </text:list>
      <text:p text:style-name="Standard"/>
      <text:p text:style-name="Standard"/>
      <text:p text:style-name="Standard">Done:</text:p>
      <text:p text:style-name="Standard">picking up power up, picking up debuff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51S</meta:editing-duration>
    <meta:editing-cycles>8</meta:editing-cycles>
    <meta:generator>OpenOffice/4.1.2$Win32 OpenOffice.org_project/412m3$Build-9782</meta:generator>
    <dc:date>2016-11-17T12:59:50.09</dc:date>
    <dc:creator>Joey </dc:creator>
    <meta:document-statistic meta:table-count="0" meta:image-count="0" meta:object-count="0" meta:page-count="1" meta:paragraph-count="6" meta:word-count="47" meta:character-count="291"/>
    <meta:user-defined meta:name="Info 1"/>
    <meta:user-defined meta:name="Info 2"/>
    <meta:user-defined meta:name="Info 3"/>
    <meta:user-defined meta:name="Info 4"/>
  </office:meta>
</office:document-meta>
</file>